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eb52" officeooo:paragraph-rsid="001beb52"/>
    </style:style>
    <style:style style:name="P2" style:family="paragraph" style:parent-style-name="Title">
      <style:text-properties officeooo:rsid="001beb52" officeooo:paragraph-rsid="001beb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ausdokumentt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42:09.144000000</meta:creation-date>
    <dc:date>2015-02-04T18:42:21.119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4.2.1.1$Windows_x86 LibreOffice_project/d7dbbd7842e6a58b0f521599204e827654e1fb8b</meta:generator>
  </office:meta>
</office:document-meta>
</file>